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0">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F4)">
            <text:p>TOSTRING(C4:F4)</text:p>
          </table:table-cell>
          <table:table-cell table:number-columns-repeated="4"/>
          <table:table-cell office:value-type="string">
            <text:p>????????</text:p>
          </table:table-cell>
          <table:table-cell table:formula="of:=TOSTRING([.C4:.F4])" office:value-type="string" office:string-value="Empty">
            <text:p>Empty</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table-cell/>
          <table:table-cell office:value-type="string">
            <text:p>a</text:p>
          </table:table-cell>
          <table:table-cell office:value-type="string">
            <text:p>b</text:p>
          </table:table-cell>
          <table:table-cell office:value-type="string">
            <text:p>c</text:p>
          </table:table-cell>
          <table:table-cell/>
          <table:table-cell table:number-columns-repeated="2"/>
          <table:table-cell table:style-name="ce156" table:formula="of:=IF([.A27];-1;IF([.G27]&lt;&gt;[.H27];0;1))" office:value-type="float" office:value="1">
            <text:p>PASS (1)</text:p>
          </table:table-cell>
          <table:table-cell/>
        </table:table-row>
        <table:table-row table:style-name="ro2">
          <table:table-cell/>
          <table:table-cell table:number-columns-repeated="5"/>
          <table:table-cell table:number-columns-repeated="2"/>
          <table:table-cell table:style-name="ce156" table:formula="of:=IF([.A28];-1;IF([.G28]&lt;&gt;[.H28];0;1))" office:value-type="float" office:value="1">
            <text:p>PASS (1)</text:p>
          </table:table-cell>
          <table:table-cell/>
        </table:table-row>
        <table:table-row table:style-name="ro2">
          <table:table-cell/>
          <table:table-cell table:number-columns-repeated="3"/>
          <table:table-cell/>
          <table:table-cell/>
          <table:table-cell table:number-columns-repeated="2"/>
          <table:table-cell table:style-name="ce156" table:formula="of:=IF([.A29];-1;IF([.G29]&lt;&gt;[.H29];0;1))" office:value-type="float" office:value="1">
            <text:p>PASS (1)</text:p>
          </table:table-cell>
          <table:table-cell/>
        </table:table-row>
        <table:table-row table:style-name="ro2">
          <table:table-cell/>
          <table:table-cell table:formula="of:=MID(FORMULA([.H30]);2;LEN(FORMULA([.H30]))-1)" office:value-type="string" office:string-value="PARSE(&quot;pWs&quot;; &quot;asdf&quot;)">
            <text:p>PARSE("pWs"; "asdf")</text:p>
          </table:table-cell>
          <table:table-cell table:number-columns-repeated="3"/>
          <table:table-cell table:formula="of:=IF(ISBLANK([.C30]);0;IF(ISBLANK([.D30]);1;IF(ISBLANK([.E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6" table:formula="of:=IF([.A30];-1;IF([.G30]&lt;&gt;[.H30];0;1))" office:value-type="float" office:value="1">
            <text:p>PASS (1)</text:p>
          </table:table-cell>
          <table:table-cell/>
        </table:table-row>
        <table:table-row table:style-name="ro2">
          <table:table-cell/>
          <table:table-cell table:formula="of:=MID(FORMULA([.H31]);2;LEN(FORMULA([.H31]))-1)" office:value-type="string" office:string-value="PARSE(&quot;pWs&quot;; &quot; asdf&quot;)">
            <text:p>PARSE("pWs"; " asdf")</text:p>
          </table:table-cell>
          <table:table-cell table:number-columns-repeated="3"/>
          <table:table-cell table:formula="of:=IF(ISBLANK([.C31]);0;IF(ISBLANK([.D31]);1;IF(ISBLANK([.E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1];-1;IF([.G31]&lt;&gt;[.H31];0;1))" office:value-type="float" office:value="1">
            <text:p>PASS (1)</text:p>
          </table:table-cell>
          <table:table-cell/>
        </table:table-row>
        <table:table-row table:style-name="ro2">
          <table:table-cell/>
          <table:table-cell table:formula="of:=MID(FORMULA([.H32]);2;LEN(FORMULA([.H32]))-1)" office:value-type="string" office:string-value="PARSE(&quot;pWs&quot;; &quot;  asdf&quot;)">
            <text:p>PARSE("pWs"; " <text:s/>asdf")</text:p>
          </table:table-cell>
          <table:table-cell table:number-columns-repeated="3"/>
          <table:table-cell table:formula="of:=IF(ISBLANK([.C32]);0;IF(ISBLANK([.D32]);1;IF(ISBLANK([.E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2];-1;IF([.G32]&lt;&gt;[.H32];0;1))" office:value-type="float" office:value="1">
            <text:p>PASS (1)</text:p>
          </table:table-cell>
          <table:table-cell/>
        </table:table-row>
        <table:table-row table:style-name="ro2">
          <table:table-cell/>
          <table:table-cell table:formula="of:=MID(FORMULA([.H33]);2;LEN(FORMULA([.H33]))-1)" office:value-type="string" office:string-value="PARSE(&quot;pWs&quot;; ZEICHEN(9) &amp; &quot;asdf&quot;)">
            <text:p>PARSE("pWs"; ZEICHEN(9) &amp; "asdf")</text:p>
          </table:table-cell>
          <table:table-cell table:number-columns-repeated="3"/>
          <table:table-cell table:formula="of:=IF(ISBLANK([.C33]);0;IF(ISBLANK([.D33]);1;IF(ISBLANK([.E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6" table:formula="of:=IF([.A33];-1;IF([.G33]&lt;&gt;[.H33];0;1))" office:value-type="float" office:value="1">
            <text:p>PASS (1)</text:p>
          </table:table-cell>
          <table:table-cell/>
        </table:table-row>
        <table:table-row table:style-name="ro2">
          <table:table-cell/>
          <table:table-cell table:formula="of:=MID(FORMULA([.H34]);2;LEN(FORMULA([.H34]))-1)" office:value-type="string" office:string-value="PARSE(&quot;pWs&quot;; ZEICHEN(9) &amp; ZEICHEN(9) &amp; &quot;asdf&quot;)">
            <text:p>PARSE("pWs"; ZEICHEN(9) &amp; ZEICHEN(9) &amp; "asdf")</text:p>
          </table:table-cell>
          <table:table-cell table:number-columns-repeated="3"/>
          <table:table-cell table:formula="of:=IF(ISBLANK([.C34]);0;IF(ISBLANK([.D34]);1;IF(ISBLANK([.E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6" table:formula="of:=IF([.A34];-1;IF([.G34]&lt;&gt;[.H34];0;1))" office:value-type="float" office:value="1">
            <text:p>PASS (1)</text:p>
          </table:table-cell>
          <table:table-cell/>
        </table:table-row>
        <table:table-row table:style-name="ro2">
          <table:table-cell/>
          <table:table-cell table:formula="of:=MID(FORMULA([.H35]);2;LEN(FORMULA([.H35]))-1)" office:value-type="string" office:string-value="PARSE(&quot;pWs&quot;; ZEICHEN(13) &amp; &quot;asdf&quot;)">
            <text:p>PARSE("pWs"; ZEICHEN(13) &amp; "asdf")</text:p>
          </table:table-cell>
          <table:table-cell table:number-columns-repeated="3"/>
          <table:table-cell table:formula="of:=IF(ISBLANK([.C35]);0;IF(ISBLANK([.D35]);1;IF(ISBLANK([.E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6" table:formula="of:=IF([.A35];-1;IF([.G35]&lt;&gt;[.H35];0;1))" office:value-type="float" office:value="1">
            <text:p>PASS (1)</text:p>
          </table:table-cell>
          <table:table-cell/>
        </table:table-row>
        <table:table-row table:style-name="ro2">
          <table:table-cell/>
          <table:table-cell table:formula="of:=MID(FORMULA([.H36]);2;LEN(FORMULA([.H36]))-1)" office:value-type="string" office:string-value="PARSE(&quot;pWs&quot;; ZEICHEN(13) &amp; ZEICHEN(9) &amp; &quot;asdf&quot;)">
            <text:p>PARSE("pWs"; ZEICHEN(13) &amp; ZEICHEN(9) &amp; "asdf")</text:p>
          </table:table-cell>
          <table:table-cell table:number-columns-repeated="3"/>
          <table:table-cell table:formula="of:=IF(ISBLANK([.C36]);0;IF(ISBLANK([.D36]);1;IF(ISBLANK([.E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6" table:formula="of:=IF([.A36];-1;IF([.G36]&lt;&gt;[.H36];0;1))" office:value-type="float" office:value="1">
            <text:p>PASS (1)</text:p>
          </table:table-cell>
          <table:table-cell/>
        </table:table-row>
        <table:table-row table:style-name="ro2">
          <table:table-cell/>
          <table:table-cell/>
          <table:table-cell table:number-columns-repeated="3"/>
          <table:table-cell table:formula="of:=IF(ISBLANK([.C37]);0;IF(ISBLANK([.D37]);1;IF(ISBLANK([.E36]);2;3)))" office:value-type="float" office:value="0">
            <text:p>0</text:p>
          </table:table-cell>
          <table:table-cell table:number-columns-repeated="2"/>
          <table:table-cell table:style-name="ce156" table:formula="of:=IF([.A37];-1;IF([.G37]&lt;&gt;[.H37];0;1))" office:value-type="float" office:value="1">
            <text:p>PASS (1)</text:p>
          </table:table-cell>
          <table:table-cell/>
        </table:table-row>
        <table:table-row table:style-name="ro2">
          <table:table-cell/>
          <table:table-cell table:formula="of:=MID(FORMULA([.H38]);2;LEN(FORMULA([.H38]))-1)" office:value-type="string" office:string-value="PARSE(&quot;pBinDigit&quot;; &quot;asdf&quot;)">
            <text:p>PARSE("pBinDigit"; "asdf")</text:p>
          </table:table-cell>
          <table:table-cell table:number-columns-repeated="3"/>
          <table:table-cell table:formula="of:=IF(ISBLANK([.C38]);0;IF(ISBLANK([.D38]);1;IF(ISBLANK([.E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6" table:formula="of:=IF([.A38];-1;IF([.G38]&lt;&gt;[.H38];0;1))" office:value-type="float" office:value="1">
            <text:p>PASS (1)</text:p>
          </table:table-cell>
          <table:table-cell/>
        </table:table-row>
        <table:table-row table:style-name="ro2">
          <table:table-cell/>
          <table:table-cell table:formula="of:=MID(FORMULA([.H39]);2;LEN(FORMULA([.H39]))-1)" office:value-type="string" office:string-value="PARSE(&quot;pBinDigit&quot;; &quot;0asdf&quot;)">
            <text:p>PARSE("pBinDigit"; "0asdf")</text:p>
          </table:table-cell>
          <table:table-cell table:number-columns-repeated="3"/>
          <table:table-cell table:formula="of:=IF(ISBLANK([.C39]);0;IF(ISBLANK([.D39]);1;IF(ISBLANK([.E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6" table:formula="of:=IF([.A39];-1;IF([.G39]&lt;&gt;[.H39];0;1))" office:value-type="float" office:value="1">
            <text:p>PASS (1)</text:p>
          </table:table-cell>
          <table:table-cell/>
        </table:table-row>
        <table:table-row table:style-name="ro2">
          <table:table-cell/>
          <table:table-cell table:formula="of:=MID(FORMULA([.H40]);2;LEN(FORMULA([.H40]))-1)" office:value-type="string" office:string-value="PARSE(&quot;pBinDigit&quot;; &quot;1asdf&quot;)">
            <text:p>PARSE("pBinDigit"; "1asdf")</text:p>
          </table:table-cell>
          <table:table-cell table:number-columns-repeated="3"/>
          <table:table-cell table:formula="of:=IF(ISBLANK([.C40]);0;IF(ISBLANK([.D40]);1;IF(ISBLANK([.E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6" table:formula="of:=IF([.A40];-1;IF([.G40]&lt;&gt;[.H40];0;1))" office:value-type="float" office:value="1">
            <text:p>PASS (1)</text:p>
          </table:table-cell>
          <table:table-cell/>
        </table:table-row>
        <table:table-row table:style-name="ro2">
          <table:table-cell/>
          <table:table-cell table:formula="of:=MID(FORMULA([.H41]);2;LEN(FORMULA([.H41]))-1)" office:value-type="string" office:string-value="PARSE(&quot;pBinDigit&quot;; &quot;2asdf&quot;)">
            <text:p>PARSE("pBinDigit"; "2asdf")</text:p>
          </table:table-cell>
          <table:table-cell table:number-columns-repeated="3"/>
          <table:table-cell table:formula="of:=IF(ISBLANK([.C41]);0;IF(ISBLANK([.D41]);1;IF(ISBLANK([.E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6" table:formula="of:=IF([.A41];-1;IF([.G41]&lt;&gt;[.H41];0;1))" office:value-type="float" office:value="1">
            <text:p>PASS (1)</text:p>
          </table:table-cell>
          <table:table-cell/>
        </table:table-row>
        <table:table-row table:style-name="ro2">
          <table:table-cell/>
          <table:table-cell/>
          <table:table-cell table:number-columns-repeated="3"/>
          <table:table-cell table:formula="of:=IF(ISBLANK([.C42]);0;IF(ISBLANK([.D42]);1;IF(ISBLANK([.E41]);2;3)))" office:value-type="float" office:value="0">
            <text:p>0</text:p>
          </table:table-cell>
          <table:table-cell table:number-columns-repeated="2"/>
          <table:table-cell table:style-name="ce156" table:formula="of:=IF([.A42];-1;IF([.G42]&lt;&gt;[.H42];0;1))" office:value-type="float" office:value="1">
            <text:p>PASS (1)</text:p>
          </table:table-cell>
          <table:table-cell/>
        </table:table-row>
        <table:table-row table:style-name="ro2">
          <table:table-cell/>
          <table:table-cell table:formula="of:=MID(FORMULA([.H43]);2;LEN(FORMULA([.H43]))-1)" office:value-type="string" office:string-value="PARSE(&quot;pDecDigit&quot;; &quot;asdf&quot;)">
            <text:p>PARSE("pDecDigit"; "asdf")</text:p>
          </table:table-cell>
          <table:table-cell table:number-columns-repeated="3"/>
          <table:table-cell table:formula="of:=IF(ISBLANK([.C43]);0;IF(ISBLANK([.D43]);1;IF(ISBLANK([.E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6" table:formula="of:=IF([.A43];-1;IF([.G43]&lt;&gt;[.H43];0;1))" office:value-type="float" office:value="1">
            <text:p>PASS (1)</text:p>
          </table:table-cell>
          <table:table-cell/>
        </table:table-row>
        <table:table-row table:style-name="ro2">
          <table:table-cell/>
          <table:table-cell table:formula="of:=MID(FORMULA([.H44]);2;LEN(FORMULA([.H44]))-1)" office:value-type="string" office:string-value="PARSE(&quot;pDecDigit&quot;; &quot;0asdf&quot;)">
            <text:p>PARSE("pDecDigit"; "0asdf")</text:p>
          </table:table-cell>
          <table:table-cell table:number-columns-repeated="3"/>
          <table:table-cell table:formula="of:=IF(ISBLANK([.C44]);0;IF(ISBLANK([.D44]);1;IF(ISBLANK([.E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6" table:formula="of:=IF([.A44];-1;IF([.G44]&lt;&gt;[.H44];0;1))" office:value-type="float" office:value="1">
            <text:p>PASS (1)</text:p>
          </table:table-cell>
          <table:table-cell/>
        </table:table-row>
        <table:table-row table:style-name="ro2">
          <table:table-cell/>
          <table:table-cell table:formula="of:=MID(FORMULA([.H45]);2;LEN(FORMULA([.H45]))-1)" office:value-type="string" office:string-value="PARSE(&quot;pDecDigit&quot;; &quot;1asdf&quot;)">
            <text:p>PARSE("pDecDigit"; "1asdf")</text:p>
          </table:table-cell>
          <table:table-cell table:number-columns-repeated="3"/>
          <table:table-cell table:formula="of:=IF(ISBLANK([.C45]);0;IF(ISBLANK([.D45]);1;IF(ISBLANK([.E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6" table:formula="of:=IF([.A45];-1;IF([.G45]&lt;&gt;[.H45];0;1))" office:value-type="float" office:value="1">
            <text:p>PASS (1)</text:p>
          </table:table-cell>
          <table:table-cell/>
        </table:table-row>
        <table:table-row table:style-name="ro2">
          <table:table-cell/>
          <table:table-cell table:formula="of:=MID(FORMULA([.H46]);2;LEN(FORMULA([.H46]))-1)" office:value-type="string" office:string-value="PARSE(&quot;pDecDigit&quot;; &quot;2asdf&quot;)">
            <text:p>PARSE("pDecDigit"; "2asdf")</text:p>
          </table:table-cell>
          <table:table-cell table:number-columns-repeated="3"/>
          <table:table-cell table:formula="of:=IF(ISBLANK([.C46]);0;IF(ISBLANK([.D46]);1;IF(ISBLANK([.E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6" table:formula="of:=IF([.A46];-1;IF([.G46]&lt;&gt;[.H46];0;1))" office:value-type="float" office:value="1">
            <text:p>PASS (1)</text:p>
          </table:table-cell>
          <table:table-cell/>
        </table:table-row>
        <table:table-row table:style-name="ro2">
          <table:table-cell/>
          <table:table-cell table:formula="of:=MID(FORMULA([.H47]);2;LEN(FORMULA([.H47]))-1)" office:value-type="string" office:string-value="PARSE(&quot;pDecDigit&quot;; &quot;3asdf&quot;)">
            <text:p>PARSE("pDecDigit"; "3asdf")</text:p>
          </table:table-cell>
          <table:table-cell table:number-columns-repeated="3"/>
          <table:table-cell table:formula="of:=IF(ISBLANK([.C47]);0;IF(ISBLANK([.D47]);1;IF(ISBLANK([.E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6" table:formula="of:=IF([.A47];-1;IF([.G47]&lt;&gt;[.H47];0;1))" office:value-type="float" office:value="1">
            <text:p>PASS (1)</text:p>
          </table:table-cell>
          <table:table-cell/>
        </table:table-row>
        <table:table-row table:style-name="ro2">
          <table:table-cell/>
          <table:table-cell table:formula="of:=MID(FORMULA([.H48]);2;LEN(FORMULA([.H48]))-1)" office:value-type="string" office:string-value="PARSE(&quot;pDecDigit&quot;; &quot;4asdf&quot;)">
            <text:p>PARSE("pDecDigit"; "4asdf")</text:p>
          </table:table-cell>
          <table:table-cell table:number-columns-repeated="3"/>
          <table:table-cell table:formula="of:=IF(ISBLANK([.C48]);0;IF(ISBLANK([.D48]);1;IF(ISBLANK([.E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6" table:formula="of:=IF([.A48];-1;IF([.G48]&lt;&gt;[.H48];0;1))" office:value-type="float" office:value="0">
            <text:p>FAIL (0)</text:p>
          </table:table-cell>
          <table:table-cell/>
        </table:table-row>
        <table:table-row table:style-name="ro2">
          <table:table-cell/>
          <table:table-cell table:formula="of:=MID(FORMULA([.H49]);2;LEN(FORMULA([.H49]))-1)" office:value-type="string" office:string-value="PARSE(&quot;pDecDigit&quot;; &quot;5asdf&quot;)">
            <text:p>PARSE("pDecDigit"; "5asdf")</text:p>
          </table:table-cell>
          <table:table-cell table:number-columns-repeated="3"/>
          <table:table-cell table:formula="of:=IF(ISBLANK([.C49]);0;IF(ISBLANK([.D49]);1;IF(ISBLANK([.E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6" table:formula="of:=IF([.A49];-1;IF([.G49]&lt;&gt;[.H49];0;1))" office:value-type="float" office:value="0">
            <text:p>FAIL (0)</text:p>
          </table:table-cell>
          <table:table-cell/>
        </table:table-row>
        <table:table-row table:style-name="ro2">
          <table:table-cell/>
          <table:table-cell table:formula="of:=MID(FORMULA([.H50]);2;LEN(FORMULA([.H50]))-1)" office:value-type="string" office:string-value="PARSE(&quot;pDecDigit&quot;; &quot;6asdf&quot;)">
            <text:p>PARSE("pDecDigit"; "6asdf")</text:p>
          </table:table-cell>
          <table:table-cell table:number-columns-repeated="3"/>
          <table:table-cell table:formula="of:=IF(ISBLANK([.C50]);0;IF(ISBLANK([.D50]);1;IF(ISBLANK([.E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6" table:formula="of:=IF([.A50];-1;IF([.G50]&lt;&gt;[.H50];0;1))" office:value-type="float" office:value="0">
            <text:p>FAIL (0)</text:p>
          </table:table-cell>
          <table:table-cell/>
        </table:table-row>
        <table:table-row table:style-name="ro2">
          <table:table-cell/>
          <table:table-cell table:formula="of:=MID(FORMULA([.H51]);2;LEN(FORMULA([.H51]))-1)" office:value-type="string" office:string-value="PARSE(&quot;pDecDigit&quot;; &quot;7asdf&quot;)">
            <text:p>PARSE("pDecDigit"; "7asdf")</text:p>
          </table:table-cell>
          <table:table-cell table:number-columns-repeated="3"/>
          <table:table-cell table:formula="of:=IF(ISBLANK([.C51]);0;IF(ISBLANK([.D51]);1;IF(ISBLANK([.E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6" table:formula="of:=IF([.A51];-1;IF([.G51]&lt;&gt;[.H51];0;1))" office:value-type="float" office:value="0">
            <text:p>FAIL (0)</text:p>
          </table:table-cell>
          <table:table-cell/>
        </table:table-row>
        <table:table-row table:style-name="ro2">
          <table:table-cell/>
          <table:table-cell table:formula="of:=MID(FORMULA([.H52]);2;LEN(FORMULA([.H52]))-1)" office:value-type="string" office:string-value="PARSE(&quot;pDecDigit&quot;; &quot;8asdf&quot;)">
            <text:p>PARSE("pDecDigit"; "8asdf")</text:p>
          </table:table-cell>
          <table:table-cell table:number-columns-repeated="3"/>
          <table:table-cell table:formula="of:=IF(ISBLANK([.C52]);0;IF(ISBLANK([.D52]);1;IF(ISBLANK([.E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6" table:formula="of:=IF([.A52];-1;IF([.G52]&lt;&gt;[.H52];0;1))" office:value-type="float" office:value="0">
            <text:p>FAIL (0)</text:p>
          </table:table-cell>
          <table:table-cell/>
        </table:table-row>
        <table:table-row table:style-name="ro2">
          <table:table-cell/>
          <table:table-cell table:formula="of:=MID(FORMULA([.H53]);2;LEN(FORMULA([.H53]))-1)" office:value-type="string" office:string-value="PARSE(&quot;pDecDigit&quot;; &quot;9asdf&quot;)">
            <text:p>PARSE("pDecDigit"; "9asdf")</text:p>
          </table:table-cell>
          <table:table-cell table:number-columns-repeated="3"/>
          <table:table-cell table:formula="of:=IF(ISBLANK([.C53]);0;IF(ISBLANK([.D53]);1;IF(ISBLANK([.E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6" table:formula="of:=IF([.A53];-1;IF([.G53]&lt;&gt;[.H53];0;1))" office:value-type="float" office:value="0">
            <text:p>FAIL (0)</text:p>
          </table:table-cell>
          <table:table-cell/>
        </table:table-row>
        <table:table-row table:style-name="ro2">
          <table:table-cell/>
          <table:table-cell table:formula="of:=MID(FORMULA([.H54]);2;LEN(FORMULA([.H54]))-1)" office:value-type="string" office:string-value="PARSE(&quot;pDecDigit&quot;; &quot;Aasdf&quot;)">
            <text:p>PARSE("pDecDigit"; "Aasdf")</text:p>
          </table:table-cell>
          <table:table-cell table:number-columns-repeated="3"/>
          <table:table-cell table:formula="of:=IF(ISBLANK([.C54]);0;IF(ISBLANK([.D54]);1;IF(ISBLANK([.E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6" table:formula="of:=IF([.A54];-1;IF([.G54]&lt;&gt;[.H54];0;1))" office:value-type="float" office:value="1">
            <text:p>PASS (1)</text:p>
          </table:table-cell>
          <table:table-cell/>
        </table:table-row>
        <table:table-row table:style-name="ro2">
          <table:table-cell/>
          <table:table-cell table:formula="of:=MID(FORMULA([.H55]);2;LEN(FORMULA([.H55]))-1)" office:value-type="string" office:string-value="PARSE(&quot;pDecDigit&quot;; &quot;aasdf&quot;)">
            <text:p>PARSE("pDecDigit"; "aasdf")</text:p>
          </table:table-cell>
          <table:table-cell table:number-columns-repeated="2"/>
          <table:table-cell/>
          <table:table-cell table:formula="of:=IF(ISBLANK([.C55]);0;IF(ISBLANK([.D55]);1;IF(ISBLANK([.E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6" table:formula="of:=IF([.A55];-1;IF([.G55]&lt;&gt;[.H55];0;1))" office:value-type="float" office:value="1">
            <text:p>PASS (1)</text:p>
          </table:table-cell>
          <table:table-cell/>
        </table:table-row>
        <table:table-row table:style-name="ro2" table:number-rows-repeated="1048520">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28P0" style:volatile="true">
      <style:text-properties fo:color="#00ff00"/>
      <number:text>PASS </number:text>
      <number:number number:decimal-places="0" number:min-integer-digits="1"/>
    </number:number-style>
    <number:number-style style:name="N128P1" style:volatile="true">
      <style:text-properties fo:color="#0000ff"/>
      <number:text>SKIP </number:text>
      <number:number number:decimal-places="0" number:min-integer-digits="1"/>
    </number:number-style>
    <number:number-style style:name="N128">
      <style:text-properties fo:color="#ff0000"/>
      <number:text>FAIL </number:text>
      <number:number number:decimal-places="0" number:min-integer-digits="1"/>
      <style:map style:condition="value()=1" style:apply-style-name="N128P0"/>
      <style:map style:condition="value()&lt;0" style:apply-style-name="N128P1"/>
    </number:number-style>
    <number:number-style style:name="N129P0" style:volatile="true">
      <style:text-properties fo:color="#00ff00"/>
      <number:text>PASS (</number:text>
      <number:number number:decimal-places="0" number:min-integer-digits="1"/>
      <number:text>)</number:text>
    </number:number-style>
    <number:number-style style:name="N129P1" style:volatile="true">
      <style:text-properties fo:color="#0000ff"/>
      <number:text>SKIP (-</number:text>
      <number:number number:decimal-places="0" number:min-integer-digits="1"/>
      <number:text>)</number:text>
    </number:number-style>
    <number:number-style style:name="N129">
      <style:text-properties fo:color="#ff0000"/>
      <number:text>FAIL (</number:text>
      <number:number number:decimal-places="0" number:min-integer-digits="1"/>
      <number:text>")</number:text>
      <style:map style:condition="value()=1" style:apply-style-name="N129P0"/>
      <style:map style:condition="value()&lt;0" style:apply-style-name="N129P1"/>
    </number:number-style>
    <number:number-style style:name="N130P0" style:volatile="true">
      <style:text-properties fo:color="#00ff00"/>
      <number:text>PASS (</number:text>
      <number:number number:decimal-places="0" number:min-integer-digits="1"/>
      <number:text>)</number:text>
    </number:number-style>
    <number:number-style style:name="N130P1" style:volatile="true">
      <style:text-properties fo:color="#0000ff"/>
      <number:text>SKIP (-</number:text>
      <number:number number:decimal-places="0" number:min-integer-digits="1"/>
      <number:text>)</number:text>
    </number:number-style>
    <number:number-style style:name="N130">
      <style:text-properties fo:color="#ff0000"/>
      <number:text>FAIL (</number:text>
      <number:number number:decimal-places="0" number:min-integer-digits="1"/>
      <number:text>)</number:text>
      <style:map style:condition="value()=1" style:apply-style-name="N130P0"/>
      <style:map style:condition="value()&lt;0" style:apply-style-name="N130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6.04.2017</text:date>, <text:time>18:42:4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6T18:42:46.25</dc:date>
    <meta:editing-duration>P131DT18H22M50S</meta:editing-duration>
    <meta:editing-cycles>270</meta:editing-cycles>
    <meta:generator>OpenOffice/4.1.2$Win32 OpenOffice.org_project/412m3$Build-9782</meta:generator>
    <meta:document-statistic meta:table-count="10" meta:cell-count="790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equ()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length(xs As TList)
	length = xs.len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Dim result(0 To xs.len - 1)
	Dim t As TList
	Set t = xs
	Dim i As Integer
	For i = 0 To xs.len - 1
		result(i) = t.head
		Set t = t.tail
	Next i
	toArray = result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toString(isNil(Empty)), "['isNil', True, 1]").x
	assertEqual(apply("isNil", nil), True).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toString",		True, 1), _
			List("swap",			True, 3), _
			List("fst",				True, 2), _
			List("snd",				True, 2), _
			List("equ",				True, 2), _
			List("ite",				True, 3), _
			List("readHex",			True, 1), _
			_
			List("existsF",			True, 1), _
			List("arityF", 			True, 1), _
			List("applyToList",		True, 2), _
			_
			List("TList_toString",	True, 1), _
			List("TList_equ",		True, 2), _
			List("isNil",			True, 1), _
			List("cons",			True, 2), _
			List("car",				True, 1), _
			List("cdr",				True, 1), _
			List("cadr",			True, 1), _
			List("caddr",			True, 1),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KeyValuePair
	key As String
	val As Variant
	nxt As Object
End Type

Type Env
	daddy As Object
	mappings As Object
End Type

Type Parser
	tp As String
	st As Variant
End Type

Sub Main
	dim test1 As Object, test2 As Object
	set test1 = Nil
	test2 = cons("a", Nil)
	test2.len = 0
'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Function lookupParser(pName As String) As Parser
	Dim result As Parser
	Select Case pName
		Case "pWs":			result = pWs
		Case "pBinDigit":	result = pBinDigit
		Case "pDecDigit":	result = pDecDigit
		Case Else
			croak("unknown parser " &amp; pName)
	End Select
	lookupParser = result
End Function

'==================================================================

Function parse(pName As String, s As String)
	parse = toString(applyP(lookupParser(pName), s))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ToList(p.st(1), toList(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ToList(p.st(1), toList(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